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9ed4" officeooo:paragraph-rsid="000c9ed4"/>
    </style:style>
    <style:style style:name="P2" style:family="paragraph" style:parent-style-name="Standard" style:list-style-name="L1">
      <style:text-properties officeooo:rsid="000c9ed4" officeooo:paragraph-rsid="000c9ed4"/>
    </style:style>
    <style:style style:name="P3" style:family="paragraph" style:parent-style-name="Standard" style:list-style-name="L1">
      <style:text-properties officeooo:paragraph-rsid="000c9ed4"/>
    </style:style>
    <style:style style:name="P4" style:family="paragraph" style:parent-style-name="Standard" style:list-style-name="L1">
      <style:text-properties officeooo:rsid="000e0718" officeooo:paragraph-rsid="000e0718"/>
    </style:style>
    <style:style style:name="P5" style:family="paragraph" style:parent-style-name="Standard">
      <style:text-properties officeooo:rsid="000e0718" officeooo:paragraph-rsid="000e0718"/>
    </style:style>
    <style:style style:name="T1" style:family="text">
      <style:text-properties officeooo:rsid="000c9ed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rrection contrôle</text:p>
      <text:p text:style-name="P1"/>
      <text:p text:style-name="P1"/>
      <text:list xml:id="list1403653550223246974" text:style-name="L1">
        <text:list-item>
          <text:p text:style-name="P3"><text:span text:style-name="T1">Liberté selon Leibniz :</text:span></text:p>
          <text:list>
            <text:list-item>
              <text:p text:style-name="P3"><text:span text:style-name="T1">Liberté de droit</text:span></text:p>
            </text:list-item>
            <text:list-item>
              <text:p text:style-name="P3"><text:span text:style-name="T1">Liberté de fait</text:span></text:p>
              <text:list>
                <text:list-item>
                  <text:p text:style-name="P3"><text:span text:style-name="T1">Liberté de pouvoir</text:span></text:p>
                </text:list-item>
                <text:list-item>
                  <text:p text:style-name="P3"><text:span text:style-name="T1">Liberté de vouloir</text:span></text:p>
                  <text:list>
                    <text:list-item>
                      <text:p text:style-name="P3"><text:span text:style-name="T1">Libre arbitre</text:span></text:p>
                    </text:list-item>
                    <text:list-item>
                      <text:p text:style-name="P3"><text:span text:style-name="T1">Liberté morale</text:span></text:p>
                    </text:list-item>
                  </text:list>
                </text:list-item>
              </text:list>
            </text:list-item>
          </text:list>
          <text:p text:style-name="P3"/>
        </text:list-item>
        <text:list-item>
          <text:p text:style-name="P2">Les deux sens de la liberté d’indifférence</text:p>
          <text:list>
            <text:list-item>
              <text:p text:style-name="P2">Quand la volonté est à l’équilibre</text:p>
              <text:list>
                <text:list-item>
                  <text:p text:style-name="P2">Autant de raisons d’aller d’un coté ou de l’autre</text:p>
                </text:list-item>
                <text:list-item>
                  <text:p text:style-name="P2">Aussi peu de raisons d’aller d’un coté ou de l’autre</text:p>
                </text:list-item>
              </text:list>
            </text:list-item>
            <text:list-item>
              <text:p text:style-name="P2">La capacité de choix</text:p>
              <text:list>
                <text:list-item>
                  <text:p text:style-name="P2">Aller vers le bien</text:p>
                </text:list-item>
                <text:list-item>
                  <text:p text:style-name="P2">Aller vers le mal</text:p>
                </text:list-item>
                <text:list-item>
                  <text:p text:style-name="P2">Aller vers l’un des deux en situation d’équilibre</text:p>
                </text:list-item>
              </text:list>
            </text:list-item>
          </text:list>
          <text:p text:style-name="P2"/>
        </text:list-item>
        <text:list-item>
          <text:p text:style-name="P2">Cause : Ce sans quoi il n’y a pas d’effets</text:p>
          <text:p text:style-name="P2">4 types de cause :</text:p>
          <text:list>
            <text:list-item>
              <text:p text:style-name="P2">Cause efficiente : Le point de départ du mouvement</text:p>
            </text:list-item>
            <text:list-item>
              <text:p text:style-name="P2">Cause finale : Ce en vue de quoi</text:p>
            </text:list-item>
            <text:list-item>
              <text:p text:style-name="P4">Cause matérielle : Ce en quoi la chose est faite</text:p>
            </text:list-item>
            <text:list-item>
              <text:p text:style-name="P4">Cause formelle :</text:p>
              <text:list>
                <text:list-item>
                  <text:p text:style-name="P4">L’essence de la chose</text:p>
                </text:list-item>
                <text:list-item>
                  <text:p text:style-name="P4">Ce qui détermine la chose à être ce qu’elle est</text:p>
                </text:list-item>
              </text:list>
            </text:list-item>
          </text:list>
          <text:p text:style-name="P2"/>
        </text:list-item>
        <text:list-item>
          <text:p text:style-name="P4">Pour Spinoza, </text:p>
          <text:list>
            <text:list-item>
              <text:p text:style-name="P4">Le libre arbitre est illusoire car l’homme est conscient de ses désirs, mais ne sait pas pourquoi il a ces désirs</text:p>
            </text:list-item>
            <text:list-item>
              <text:p text:style-name="P4">Le libre arbitre est irrationnel car aucun être vivant n’échappe aux lois de la nature, et l’homme n’y échappe pas</text:p>
            </text:list-item>
          </text:list>
          <text:p text:style-name="P4"/>
        </text:list-item>
        <text:list-item>
          <text:p text:style-name="P4">Kant :</text:p>
          <text:list>
            <text:list-item>
              <text:p text:style-name="P4">C’est la loi morale qui me permet de prendre conscience de ma liberté</text:p>
              <text:list>
                <text:list-item>
                  <text:p text:style-name="P4">Ce que la loi exige est moralement obligatoire. Mais du simple fait qu’elle exige quelque chose, il y a la possibilité de le faire.</text:p>
                  <text:p text:style-name="P4">« à l’impossible nul n’est tenu »</text:p>
                  <text:p text:style-name="P4">On ne doit faire que ce qu’on peut faire</text:p>
                </text:list-item>
              </text:list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08:31:05.800000000</meta:creation-date>
    <dc:date>2018-11-05T08:49:23.059000000</dc:date>
    <meta:editing-duration>PT8M7S</meta:editing-duration>
    <meta:editing-cycles>1</meta:editing-cycles>
    <meta:document-statistic meta:table-count="0" meta:image-count="0" meta:object-count="0" meta:page-count="1" meta:paragraph-count="32" meta:word-count="261" meta:character-count="1246" meta:non-whitespace-character-count="1046"/>
    <meta:generator>LibreOffice/5.1.6.2$Windows_x86 LibreOffice_project/07ac168c60a517dba0f0d7bc7540f5afa45f0909</meta:generator>
  </office:meta>
</office:document-meta>
</file>